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6615" officeooo:paragraph-rsid="00146615"/>
    </style:style>
    <style:style style:name="P2" style:family="paragraph" style:parent-style-name="Standard">
      <style:text-properties officeooo:rsid="00153241" officeooo:paragraph-rsid="00153241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>
      <style:text-properties officeooo:rsid="00146615" officeooo:paragraph-rsid="00146615"/>
    </style:style>
    <style:style style:name="P6" style:family="paragraph" style:parent-style-name="Text_20_body">
      <style:text-properties fo:font-weight="bold" officeooo:rsid="00146615" style:font-weight-asian="bold" style:font-weight-complex="bold"/>
    </style:style>
    <style:style style:name="P7" style:family="paragraph" style:parent-style-name="Text_20_body">
      <style:text-properties fo:font-weight="bold" officeooo:rsid="00153241" officeooo:paragraph-rsid="00153241" style:font-weight-asian="bold" style:font-weight-complex="bold"/>
    </style:style>
    <style:style style:name="P8" style:family="paragraph" style:parent-style-name="Text_20_body">
      <style:text-properties fo:font-weight="normal" officeooo:rsid="00153241" officeooo:paragraph-rsid="00153241" style:font-weight-asian="normal" style:font-weight-complex="normal"/>
    </style:style>
    <style:style style:name="T1" style:family="text">
      <style:text-properties officeooo:rsid="00146615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project presents an <text:s/>drone c<text:span text:style-name="T1">oordination</text:span> system featuring a<text:span text:style-name="T1">n</text:span> integration between a P4-programmed server and a Python-based client using Scapy for <text:s/>packet crafting and network interactions. <text:s/></text:p>
      <text:p text:style-name="Text_20_body"><text:span text:style-name="Strong_20_Emphasis">Server-Side </text:span>The server component, implemented in P4, <text:s/>handles packet processing for drone control communications. It is tailored to interpret custom drone protocol headers and manage multiple operational aspects:</text:p>
      <text:list xml:id="list3736929803" text:style-name="L1">
        <text:list-item>
          <text:p text:style-name="P4"><text:span text:style-name="Strong_20_Emphasis">Collision Detection:</text:span> Utilizes a system of registers to store and retrieve current positions of drones, actively checking for potential overlaps or conflicts before approving movement commands.</text:p>
        </text:list-item>
        <text:list-item>
          <text:p text:style-name="P4"><text:span text:style-name="Strong_20_Emphasis">Broadcast System:</text:span> Manages a communication protocol among drones, allowing each unit to broadcast its current position which is then captured and processed by other drones within the network.</text:p>
        </text:list-item>
        <text:list-item>
          <text:p text:style-name="P3"><text:span text:style-name="Strong_20_Emphasis">Command Execution:</text:span> Based on parsed packet data, the server executes movement commands like forward, backward, left, and right, adjusting drone positions accordingly and considering spatial constraints to prevent collisions.</text:p>
        </text:list-item>
      </text:list>
      <text:p text:style-name="P6"/>
      <text:p text:style-name="P7">What I have learned:</text:p>
      <text:p text:style-name="P8">I have learned to utilised header of the sent packet to create custom protocol, parse it and handled it on a P4 environment. I gain expertise when overcoming the challenge and constraint in P4, such as create pseudo loop and register. Bitwise operation offered me insight to how I can handle a switch like a microcontroller, which is useful when setting flag etc.</text:p>
      <text:p text:style-name="P6"/>
      <text:p text:style-name="P5"><text:span text:style-name="T2">A test</text:span> with 3 drones was conducted, which were controlled by three separate client scripts. The </text:p>
      <text:p text:style-name="P1">collision detection function and broadcasting system function normally</text:p>
      <text:p text:style-name="P1"/>
      <text:p text:style-name="P2">The code: https://github.com/Sitaoooo/CWM-ProgNets/tree/f0b364cee2e9a2c8dd24fc1bec46d212d5eb448a/scrip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5:52:01.365563706</meta:creation-date>
    <dc:date>2024-05-24T16:06:30.384233770</dc:date>
    <meta:editing-duration>PT4M18S</meta:editing-duration>
    <meta:editing-cycles>1</meta:editing-cycles>
    <meta:document-statistic meta:table-count="0" meta:image-count="0" meta:object-count="0" meta:page-count="1" meta:paragraph-count="10" meta:word-count="234" meta:character-count="1666" meta:non-whitespace-character-count="1439"/>
    <meta:generator>LibreOffice/7.3.7.2$Linux_X86_64 LibreOffice_project/30$Build-2</meta:generator>
  </office:meta>
</office:document-meta>
</file>